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M Mono 10" svg:font-family="'LM Mono 10'" style:font-pitch="fixed"/>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7.013cm"/>
    </style:style>
    <style:style style:name="Tableau1.A1" style:family="table-cell">
      <style:table-cell-properties fo:padding="0.097cm" fo:border="1pt solid #000000"/>
    </style:style>
    <style:style style:name="Tableau4" style:family="table">
      <style:table-properties style:width="6.588cm" fo:margin-left="5.302cm" table:align="left"/>
    </style:style>
    <style:style style:name="Tableau4.A" style:family="table-column">
      <style:table-column-properties style:column-width="6.588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fo:break-before="page" table:align="left"/>
    </style:style>
    <style:style style:name="Tableau6.A" style:family="table-column">
      <style:table-column-properties style:column-width="17.013cm"/>
    </style:style>
    <style:style style:name="Tableau6.A1" style:family="table-cell">
      <style:table-cell-properties fo:padding="0.097cm" fo:border="1pt solid #000000"/>
    </style:style>
    <style:style style:name="Tableau3" style:family="table">
      <style:table-properties style:width="17.066cm" fo:margin-left="-0.042cm" table:align="left"/>
    </style:style>
    <style:style style:name="Tableau3.A" style:family="table-column">
      <style:table-column-properties style:column-width="17.066cm"/>
    </style:style>
    <style:style style:name="Tableau3.A1" style:family="table-cell">
      <style:table-cell-properties fo:padding="0.097cm" fo:border="1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1pt solid #000000"/>
    </style:style>
    <style:style style:name="P1" style:family="paragraph" style:parent-style-name="Standard">
      <style:text-properties fo:language="fr" fo:country="FR"/>
    </style:style>
    <style:style style:name="P2" style:family="paragraph" style:parent-style-name="Standard">
      <style:text-properties fo:language="fr" fo:country="FR" fo:font-weight="bold" style:font-weight-asian="bold" style:font-weight-complex="bold"/>
    </style:style>
    <style:style style:name="P3" style:family="paragraph" style:parent-style-name="Standard">
      <style:text-properties fo:language="fr" fo:country="FR" style:text-underline-style="none"/>
    </style:style>
    <style:style style:name="P4" style:family="paragraph" style:parent-style-name="Standard">
      <style:text-properties fo:language="fr" fo:country="FR" style:text-underline-style="none" fo:font-weight="bold" style:font-weight-asian="bold" style:font-weight-complex="bold"/>
    </style:style>
    <style:style style:name="P5" style:family="paragraph" style:parent-style-name="Standard">
      <style:text-properties fo:language="fr" fo:country="FR" fo:font-style="italic" style:text-underline-style="none" style:font-style-asian="italic" style:font-style-complex="italic"/>
    </style:style>
    <style:style style:name="P6" style:family="paragraph" style:parent-style-name="Standard">
      <style:text-properties style:use-window-font-color="true" fo:language="fr" fo:country="FR" fo:font-style="normal" style:text-underline-style="none" style:font-style-asian="normal" style:font-style-complex="normal"/>
    </style:style>
    <style:style style:name="P7" style:family="paragraph" style:parent-style-name="Standard">
      <style:text-properties style:use-window-font-color="true" fo:language="fr" fo:country="FR" fo:font-style="normal" style:text-underline-style="none" officeooo:paragraph-rsid="003c9e71" style:font-style-asian="normal" style:font-style-complex="normal"/>
    </style:style>
    <style:style style:name="P8" style:family="paragraph" style:parent-style-name="Standard">
      <style:text-properties style:use-window-font-color="true" fo:language="fr" fo:country="FR" fo:font-style="normal" style:text-underline-style="none"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text-properties fo:font-size="12pt" fo:font-style="normal" style:font-size-asian="12pt" style:font-style-asian="normal" style:font-size-complex="12pt" style:font-style-complex="normal"/>
    </style:style>
    <style:style style:name="P12" style:family="paragraph" style:parent-style-name="Standard">
      <style:text-properties fo:font-size="12pt" fo:font-style="italic" officeooo:rsid="002100d3" officeooo:paragraph-rsid="002100d3" style:font-size-asian="12pt" style:font-style-asian="italic" style:font-size-complex="12pt" style:font-style-complex="italic"/>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2pt" officeooo:rsid="002100d3" officeooo:paragraph-rsid="0035f908" style:font-size-asian="12pt" style:font-size-complex="12pt"/>
    </style:style>
    <style:style style:name="P15" style:family="paragraph" style:parent-style-name="Standard">
      <style:text-properties fo:font-style="normal" style:font-style-asian="normal" style:font-style-complex="normal"/>
    </style:style>
    <style:style style:name="P16" style:family="paragraph" style:parent-style-name="Standard">
      <style:paragraph-properties fo:text-align="start" style:justify-single-word="false"/>
      <style:text-properties fo:font-style="normal" style:font-style-asian="normal" style:font-style-complex="normal"/>
    </style:style>
    <style:style style:name="P17" style:family="paragraph" style:parent-style-name="Standard">
      <style:text-properties fo:font-style="normal" officeooo:rsid="0035f908" officeooo:paragraph-rsid="0035f908" style:font-style-asian="normal" style:font-style-complex="normal"/>
    </style:style>
    <style:style style:name="P18" style:family="paragraph" style:parent-style-name="Standard">
      <style:text-properties fo:font-size="2pt" fo:language="fr" fo:country="FR" style:font-size-asian="2pt" style:font-size-complex="2pt"/>
    </style:style>
    <style:style style:name="P19" style:family="paragraph" style:parent-style-name="Standard">
      <style:text-properties fo:font-size="7pt" fo:language="fr" fo:country="FR" style:font-size-asian="7pt" style:font-size-complex="7pt"/>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officeooo:paragraph-rsid="0035f908"/>
    </style:style>
    <style:style style:name="P22" style:family="paragraph" style:parent-style-name="Standard">
      <style:text-properties fo:font-size="10pt" style:font-size-asian="10pt" style:font-size-complex="10pt"/>
    </style:style>
    <style:style style:name="P23" style:family="paragraph" style:parent-style-name="Standard">
      <style:text-properties fo:font-size="10pt" fo:language="fr" fo:country="FR" style:font-size-asian="10pt" style:font-size-complex="10pt"/>
    </style:style>
    <style:style style:name="P24" style:family="paragraph" style:parent-style-name="Table_20_Contents">
      <style:paragraph-properties fo:text-align="start" style:justify-single-word="false"/>
      <style:text-properties style:use-window-font-color="true" fo:language="fr" fo:country="FR" fo:font-style="normal" style:text-underline-style="none" style:font-style-asian="normal" style:font-style-complex="normal"/>
    </style:style>
    <style:style style:name="P25" style:family="paragraph" style:parent-style-name="Table_20_Contents">
      <style:paragraph-properties fo:text-align="start" style:justify-single-word="false"/>
      <style:text-properties style:use-window-font-color="true" fo:language="fr" fo:country="FR" fo:font-style="normal" style:text-underline-style="none" officeooo:paragraph-rsid="002100d3" style:font-style-asian="normal" style:font-style-complex="normal"/>
    </style:style>
    <style:style style:name="P26" style:family="paragraph" style:parent-style-name="Table_20_Contents">
      <style:paragraph-properties fo:text-align="start" style:justify-single-word="false"/>
      <style:text-properties style:use-window-font-color="true" fo:language="fr" fo:country="FR" fo:font-style="normal" style:text-underline-style="none" officeooo:rsid="0045a922" style:font-style-asian="normal" style:font-style-complex="normal"/>
    </style:style>
    <style:style style:name="P27" style:family="paragraph" style:parent-style-name="Table_20_Contents">
      <style:paragraph-properties fo:text-align="start" style:justify-single-word="false"/>
      <style:text-properties style:use-window-font-color="true" fo:language="fr" fo:country="FR" fo:font-style="normal" style:text-underline-style="none" officeooo:rsid="0045a922" officeooo:paragraph-rsid="0045a922" style:font-style-asian="normal" style:font-style-complex="normal"/>
    </style:style>
    <style:style style:name="P28" style:family="paragraph" style:parent-style-name="Table_20_Contents">
      <style:paragraph-properties fo:text-align="start" style:justify-single-word="false"/>
      <style:text-properties style:use-window-font-color="true" fo:language="fr" fo:country="FR" fo:font-style="normal" style:text-underline-style="none" fo:font-weight="bold" style:font-style-asian="normal" style:font-weight-asian="bold" style:font-style-complex="normal" style:font-weight-complex="bold"/>
    </style:style>
    <style:style style:name="P29" style:family="paragraph" style:parent-style-name="Table_20_Contents">
      <style:paragraph-properties fo:text-align="start" style:justify-single-word="false"/>
      <style:text-properties style:use-window-font-color="true" fo:language="fr" fo:country="FR" fo:font-style="normal" style:text-underline-style="none" fo:font-weight="normal" officeooo:rsid="002d5339" officeooo:paragraph-rsid="002d5339"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style:use-window-font-color="true" fo:language="fr" fo:country="FR" fo:font-style="italic" style:text-underline-style="none" style:font-style-asian="italic" style:font-style-complex="italic"/>
    </style:style>
    <style:style style:name="P31" style:family="paragraph" style:parent-style-name="Table_20_Contents">
      <style:paragraph-properties fo:text-align="start" style:justify-single-word="false"/>
      <style:text-properties style:use-window-font-color="true" fo:language="fr" fo:country="FR" fo:font-style="italic" style:text-underline-style="none" officeooo:paragraph-rsid="002c4119" style:font-style-asian="italic" style:font-style-complex="italic"/>
    </style:style>
    <style:style style:name="P32" style:family="paragraph" style:parent-style-name="Table_20_Contents">
      <style:paragraph-properties fo:text-align="start" style:justify-single-word="false"/>
      <style:text-properties style:use-window-font-color="true" fo:language="fr" fo:country="FR" fo:font-style="italic" style:text-underline-style="none" officeooo:paragraph-rsid="00306bb7" style:font-style-asian="italic" style:font-style-complex="italic"/>
    </style:style>
    <style:style style:name="P33" style:family="paragraph" style:parent-style-name="Table_20_Contents">
      <style:paragraph-properties fo:text-align="start" style:justify-single-word="false"/>
      <style:text-properties style:use-window-font-color="true" fo:language="fr" fo:country="FR" fo:font-style="italic" style:text-underline-style="none" officeooo:paragraph-rsid="0041d8e2" style:font-style-asian="italic" style:font-style-complex="italic"/>
    </style:style>
    <style:style style:name="P34" style:family="paragraph" style:parent-style-name="Table_20_Contents">
      <style:paragraph-properties fo:text-align="start" style:justify-single-word="false"/>
      <style:text-properties style:use-window-font-color="true" fo:language="fr" fo:country="FR" fo:font-style="italic" style:text-underline-style="none" officeooo:paragraph-rsid="002cd5f3" style:font-style-asian="italic" style:font-style-complex="italic"/>
    </style:style>
    <style:style style:name="P35" style:family="paragraph" style:parent-style-name="Table_20_Contents">
      <style:paragraph-properties fo:text-align="start" style:justify-single-word="false"/>
      <style:text-properties style:use-window-font-color="true" fo:language="fr" fo:country="FR" fo:font-style="italic" style:text-underline-style="none" officeooo:paragraph-rsid="0045a922" style:font-style-asian="italic" style:font-style-complex="italic"/>
    </style:style>
    <style:style style:name="P36" style:family="paragraph" style:parent-style-name="Table_20_Contents">
      <style:paragraph-properties fo:text-align="start" style:justify-single-word="false"/>
      <style:text-properties style:use-window-font-color="true" fo:language="fr" fo:country="FR" fo:font-style="italic" style:text-underline-style="none" officeooo:rsid="002c4119" officeooo:paragraph-rsid="002c4119" style:font-style-asian="italic" style:font-style-complex="italic"/>
    </style:style>
    <style:style style:name="P37" style:family="paragraph" style:parent-style-name="Table_20_Contents">
      <style:paragraph-properties fo:text-align="start" style:justify-single-word="false"/>
      <style:text-properties style:use-window-font-color="true" fo:language="fr" fo:country="FR" fo:font-style="italic" style:text-underline-style="none" fo:font-weight="bold" style:font-style-asian="italic" style:font-weight-asian="bold" style:font-style-complex="italic" style:font-weight-complex="bold"/>
    </style:style>
    <style:style style:name="P38" style:family="paragraph" style:parent-style-name="Table_20_Contents">
      <style:paragraph-properties fo:text-align="start" style:justify-single-word="false"/>
      <style:text-properties style:use-window-font-color="true" fo:language="fr" fo:country="FR" fo:font-style="italic" style:text-underline-style="none" fo:font-weight="bold" officeooo:paragraph-rsid="0045a922" style:font-style-asian="italic" style:font-weight-asian="bold" style:font-style-complex="italic" style:font-weight-complex="bold"/>
    </style:style>
    <style:style style:name="P39" style:family="paragraph" style:parent-style-name="Table_20_Contents">
      <style:paragraph-properties fo:text-align="start" style:justify-single-word="false"/>
      <style:text-properties style:use-window-font-color="true" fo:language="fr" fo:country="FR" fo:font-style="italic" style:text-underline-style="none" fo:font-weight="normal" officeooo:paragraph-rsid="00280264" style:font-style-asian="italic" style:font-weight-asian="normal" style:font-style-complex="italic" style:font-weight-complex="normal"/>
    </style:style>
    <style:style style:name="P40" style:family="paragraph" style:parent-style-name="Table_20_Contents">
      <style:paragraph-properties fo:text-align="start" style:justify-single-word="false"/>
      <style:text-properties style:use-window-font-color="true" fo:language="fr" fo:country="FR" fo:font-style="italic" style:text-underline-style="none" fo:font-weight="normal" officeooo:rsid="002cd5f3" officeooo:paragraph-rsid="002d5339" style:font-style-asian="italic" style:font-weight-asian="normal" style:font-style-complex="italic" style:font-weight-complex="normal"/>
    </style:style>
    <style:style style:name="P41" style:family="paragraph" style:parent-style-name="Table_20_Contents">
      <style:paragraph-properties fo:text-align="start" style:justify-single-word="false"/>
      <style:text-properties style:use-window-font-color="true" fo:language="fr" fo:country="FR" fo:font-style="italic" style:text-underline-style="none" fo:font-weight="normal" officeooo:rsid="00280264" officeooo:paragraph-rsid="00280264" style:font-style-asian="italic" style:font-weight-asian="normal" style:font-style-complex="italic" style:font-weight-complex="normal"/>
    </style:style>
    <style:style style:name="P42" style:family="paragraph" style:parent-style-name="Table_20_Contents">
      <style:paragraph-properties fo:text-align="start" style:justify-single-word="false"/>
      <style:text-properties style:use-window-font-color="true" style:font-name="LMMono10" fo:font-size="10pt" fo:language="fr" fo:country="FR" fo:font-style="normal" style:text-underline-style="none" style:font-size-asian="10pt" style:font-style-asian="normal" style:font-size-complex="10pt" style:font-style-complex="normal"/>
    </style:style>
    <style:style style:name="P43" style:family="paragraph" style:parent-style-name="Table_20_Contents">
      <style:text-properties style:use-window-font-color="true" style:font-name="LMMono10" fo:font-size="10pt" fo:language="fr" fo:country="FR" officeooo:rsid="0023dca2" officeooo:paragraph-rsid="0023dca2" style:font-size-asian="10pt" style:font-size-complex="10pt"/>
    </style:style>
    <style:style style:name="P44" style:family="paragraph" style:parent-style-name="Table_20_Contents">
      <style:paragraph-properties fo:text-align="start" style:justify-single-word="false"/>
      <style:text-properties style:use-window-font-color="true" style:font-name="LMMono10" fo:font-size="6pt" fo:language="fr" fo:country="FR" fo:font-style="normal" style:text-underline-style="none" style:font-size-asian="6pt" style:font-style-asian="normal" style:font-size-complex="6pt" style:font-style-complex="normal"/>
    </style:style>
    <style:style style:name="P45" style:family="paragraph" style:parent-style-name="Table_20_Contents">
      <style:text-properties style:use-window-font-color="true" style:font-name="LMMono10" fo:font-size="6pt" fo:language="fr" fo:country="FR" officeooo:rsid="0023dca2" officeooo:paragraph-rsid="0023dca2" style:font-size-asian="6pt" style:font-size-complex="6pt"/>
    </style:style>
    <style:style style:name="P46" style:family="paragraph" style:parent-style-name="Table_20_Contents">
      <style:text-properties style:use-window-font-color="true" style:font-name="LMMono10" fo:font-size="9pt" fo:language="fr" fo:country="FR" style:font-size-asian="9pt" style:font-size-complex="9pt"/>
    </style:style>
    <style:style style:name="P47" style:family="paragraph" style:parent-style-name="Table_20_Contents">
      <style:paragraph-properties fo:text-align="start" style:justify-single-word="false"/>
      <style:text-properties style:use-window-font-color="true" fo:font-size="6pt" fo:language="fr" fo:country="FR" fo:font-style="normal" style:text-underline-style="none" style:font-size-asian="6pt" style:font-style-asian="normal" style:font-size-complex="6pt" style:font-style-complex="normal"/>
    </style:style>
    <style:style style:name="P48" style:family="paragraph" style:parent-style-name="Table_20_Contents">
      <style:paragraph-properties fo:text-align="start" style:justify-single-word="false"/>
      <style:text-properties style:use-window-font-color="true" fo:font-size="6pt" fo:language="fr" fo:country="FR" fo:font-style="italic" style:text-underline-style="none" officeooo:rsid="002100d3" officeooo:paragraph-rsid="002100d3" style:font-size-asian="6pt" style:font-style-asian="italic" style:font-size-complex="6pt" style:font-style-complex="italic"/>
    </style:style>
    <style:style style:name="P49"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Standard" style:list-style-name="L1">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80264" style:font-weight-asian="normal" style:font-weight-complex="normal"/>
    </style:style>
    <style:style style:name="T4" style:family="text">
      <style:text-properties fo:font-weight="normal" officeooo:rsid="0036dcb9" style:font-weight-asian="normal" style:font-weight-complex="normal"/>
    </style:style>
    <style:style style:name="T5" style:family="text">
      <style:text-properties fo:font-weight="normal" officeooo:rsid="0037f5dc" style:font-weight-asian="normal" style:font-weight-complex="normal"/>
    </style:style>
    <style:style style:name="T6" style:family="text">
      <style:text-properties fo:font-weight="normal" officeooo:rsid="0039858f" style:font-weight-asian="normal" style:font-weight-complex="normal"/>
    </style:style>
    <style:style style:name="T7" style:family="text">
      <style:text-properties fo:font-weight="normal" officeooo:rsid="003b5132"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3e66b6" style:font-weight-asian="normal" style:font-weight-complex="normal"/>
    </style:style>
    <style:style style:name="T11" style:family="text">
      <style:text-properties style:text-underline-style="solid" style:text-underline-width="auto" style:text-underline-color="font-color" officeooo:rsid="00406256"/>
    </style:style>
    <style:style style:name="T12" style:family="text">
      <style:text-properties style:text-underline-style="solid" style:text-underline-width="auto" style:text-underline-color="font-color" officeooo:rsid="004379f5"/>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2100d3" style:font-style-asian="italic" style:font-style-complex="italic"/>
    </style:style>
    <style:style style:name="T17" style:family="text">
      <style:text-properties fo:font-style="italic" officeooo:rsid="0023780c" style:font-style-asian="italic" style:font-style-complex="italic"/>
    </style:style>
    <style:style style:name="T18" style:family="text">
      <style:text-properties fo:font-style="italic" officeooo:rsid="00280264" style:font-style-asian="italic" style:font-style-complex="italic"/>
    </style:style>
    <style:style style:name="T19" style:family="text">
      <style:text-properties fo:font-style="italic" officeooo:rsid="00222028" style:font-style-asian="italic" style:font-style-complex="italic"/>
    </style:style>
    <style:style style:name="T20" style:family="text">
      <style:text-properties fo:font-style="italic" officeooo:rsid="002c4119" style:font-style-asian="italic" style:font-style-complex="italic"/>
    </style:style>
    <style:style style:name="T21" style:family="text">
      <style:text-properties fo:font-style="italic" officeooo:rsid="0035f908" style:font-style-asian="italic" style:font-style-complex="italic"/>
    </style:style>
    <style:style style:name="T22" style:family="text">
      <style:text-properties fo:font-style="italic" officeooo:rsid="0049e978" style:font-style-asian="italic" style:font-style-complex="italic"/>
    </style:style>
    <style:style style:name="T23" style:family="text">
      <style:text-properties fo:font-style="italic" style:text-underline-style="none" officeooo:rsid="0035f908"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22028" style:font-style-asian="normal" style:font-style-complex="normal"/>
    </style:style>
    <style:style style:name="T26" style:family="text">
      <style:text-properties fo:font-style="normal" officeooo:rsid="002c4119" style:font-style-asian="normal" style:font-style-complex="normal"/>
    </style:style>
    <style:style style:name="T27" style:family="text">
      <style:text-properties fo:font-style="normal" officeooo:rsid="00306bb7" style:font-style-asian="normal" style:font-style-complex="normal"/>
    </style:style>
    <style:style style:name="T28" style:family="text">
      <style:text-properties fo:font-style="normal" officeooo:rsid="0032b0c9" style:font-style-asian="normal" style:font-style-complex="normal"/>
    </style:style>
    <style:style style:name="T29" style:family="text">
      <style:text-properties fo:font-style="normal" officeooo:rsid="003488bf" style:font-style-asian="normal" style:font-style-complex="normal"/>
    </style:style>
    <style:style style:name="T30" style:family="text">
      <style:text-properties fo:font-style="normal" officeooo:rsid="0035f908" style:font-style-asian="normal" style:font-style-complex="normal"/>
    </style:style>
    <style:style style:name="T31" style:family="text">
      <style:text-properties fo:font-style="normal" officeooo:rsid="00456f81" style:font-style-asian="normal" style:font-style-complex="normal"/>
    </style:style>
    <style:style style:name="T32" style:family="text">
      <style:text-properties fo:font-style="normal" officeooo:rsid="0045a922" style:font-style-asian="normal" style:font-style-complex="normal"/>
    </style:style>
    <style:style style:name="T33" style:family="text">
      <style:text-properties fo:font-style="normal" officeooo:rsid="004811db" style:font-style-asian="normal" style:font-style-complex="normal"/>
    </style:style>
    <style:style style:name="T34" style:family="text">
      <style:text-properties fo:font-style="normal" officeooo:rsid="0049e978" style:font-style-asian="normal" style:font-style-complex="normal"/>
    </style:style>
    <style:style style:name="T35" style:family="text">
      <style:text-properties fo:font-style="normal" style:text-underline-style="solid" style:text-underline-width="auto" style:text-underline-color="font-color"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2cd5f3" style:font-style-asian="normal" style:font-weight-asian="bold" style:font-style-complex="normal" style:font-weight-complex="bold"/>
    </style:style>
    <style:style style:name="T39" style:family="text">
      <style:text-properties fo:font-style="normal" fo:font-weight="bold" officeooo:rsid="002fdc11" style:font-style-asian="normal" style:font-weight-asian="bold" style:font-style-complex="normal" style:font-weight-complex="bold"/>
    </style:style>
    <style:style style:name="T40" style:family="text">
      <style:text-properties fo:font-style="normal" fo:font-weight="bold" officeooo:rsid="002c4119" style:font-style-asian="normal" style:font-weight-asian="bold" style:font-style-complex="normal" style:font-weight-complex="bold"/>
    </style:style>
    <style:style style:name="T41" style:family="text">
      <style:text-properties style:use-window-font-color="true"/>
    </style:style>
    <style:style style:name="T42" style:family="text">
      <style:text-properties style:use-window-font-color="true" fo:font-weight="normal" style:font-weight-asian="normal" style:font-weight-complex="normal"/>
    </style:style>
    <style:style style:name="T43" style:family="text">
      <style:text-properties style:use-window-font-color="true" fo:font-weight="bold" style:font-weight-asian="bold" style:font-weight-complex="bold"/>
    </style:style>
    <style:style style:name="T44" style:family="text">
      <style:text-properties style:use-window-font-color="true" style:text-underline-style="solid" style:text-underline-width="auto" style:text-underline-color="font-color"/>
    </style:style>
    <style:style style:name="T45" style:family="text">
      <style:text-properties style:use-window-font-color="true" style:font-name="LMMono10" fo:font-style="normal" fo:font-weight="normal" style:font-style-asian="normal" style:font-weight-asian="normal" style:font-style-complex="normal" style:font-weight-complex="normal"/>
    </style:style>
    <style:style style:name="T46" style:family="text">
      <style:text-properties style:use-window-font-color="true" style:font-name="LMMono10" fo:font-style="normal" style:font-style-asian="normal" style:font-style-complex="normal"/>
    </style:style>
    <style:style style:name="T47" style:family="text">
      <style:text-properties style:use-window-font-color="true" style:font-name="LMMono10" fo:font-style="normal" officeooo:rsid="0039858f" style:font-style-asian="normal" style:font-style-complex="normal"/>
    </style:style>
    <style:style style:name="T48" style:family="text">
      <style:text-properties style:use-window-font-color="true" style:font-name="LM Mono 10" fo:font-style="normal" style:font-style-asian="normal" style:font-style-complex="normal"/>
    </style:style>
    <style:style style:name="T49" style:family="text">
      <style:text-properties style:use-window-font-color="true" style:font-name="LM Mono 10" fo:font-style="normal" officeooo:rsid="001d2191" style:font-style-asian="normal" style:font-style-complex="normal"/>
    </style:style>
    <style:style style:name="T50" style:family="text">
      <style:text-properties style:use-window-font-color="true" officeooo:rsid="0027a88e"/>
    </style:style>
    <style:style style:name="T51" style:family="text">
      <style:text-properties style:use-window-font-color="true" officeooo:rsid="0036dcb9"/>
    </style:style>
    <style:style style:name="T52" style:family="text">
      <style:text-properties style:font-name="LMMono10"/>
    </style:style>
    <style:style style:name="T53" style:family="text">
      <style:text-properties style:font-name="LMMono10" fo:font-style="normal" style:font-style-asian="normal" style:font-style-complex="normal"/>
    </style:style>
    <style:style style:name="T54" style:family="text">
      <style:text-properties style:font-name="LMMono10" fo:font-style="normal" officeooo:rsid="0019f7c9" style:font-style-asian="normal" style:font-style-complex="normal"/>
    </style:style>
    <style:style style:name="T55" style:family="text">
      <style:text-properties style:font-name="LMMono10" fo:font-style="normal" fo:font-weight="normal" style:font-style-asian="normal" style:font-weight-asian="normal" style:font-style-complex="normal" style:font-weight-complex="normal"/>
    </style:style>
    <style:style style:name="T56" style:family="text">
      <style:text-properties style:font-name="LMMono10" fo:font-style="normal" fo:font-weight="normal" officeooo:rsid="0019f7c9" style:font-style-asian="normal" style:font-weight-asian="normal" style:font-style-complex="normal" style:font-weight-complex="normal"/>
    </style:style>
    <style:style style:name="T57" style:family="text">
      <style:text-properties style:font-name="LMMono10" officeooo:rsid="002100d3"/>
    </style:style>
    <style:style style:name="T58" style:family="text">
      <style:text-properties style:font-name="LMMono10" officeooo:rsid="003c9e71"/>
    </style:style>
    <style:style style:name="T59" style:family="text">
      <style:text-properties officeooo:rsid="00180ece"/>
    </style:style>
    <style:style style:name="T60" style:family="text">
      <style:text-properties style:font-name="Liberation Serif" fo:font-style="normal" fo:font-weight="normal" style:font-style-asian="normal" style:font-weight-asian="normal" style:font-style-complex="normal" style:font-weight-complex="normal"/>
    </style:style>
    <style:style style:name="T61" style:family="text">
      <style:text-properties style:font-name="LM Mono 10" fo:font-style="normal" style:font-style-asian="normal" style:font-style-complex="normal"/>
    </style:style>
    <style:style style:name="T62" style:family="text">
      <style:text-properties style:font-name="LM Mono 10" fo:font-style="normal" officeooo:rsid="002cd5f3" style:font-style-asian="normal" style:font-style-complex="normal"/>
    </style:style>
    <style:style style:name="T63" style:family="text">
      <style:text-properties officeooo:rsid="002100d3"/>
    </style:style>
    <style:style style:name="T64" style:family="text">
      <style:text-properties officeooo:rsid="00280264"/>
    </style:style>
    <style:style style:name="T65" style:family="text">
      <style:text-properties officeooo:rsid="00283c2f"/>
    </style:style>
    <style:style style:name="T66" style:family="text">
      <style:text-properties officeooo:rsid="002cd5f3"/>
    </style:style>
    <style:style style:name="T67" style:family="text">
      <style:text-properties officeooo:rsid="0035ccbb"/>
    </style:style>
    <style:style style:name="T68" style:family="text">
      <style:text-properties officeooo:rsid="0035f908"/>
    </style:style>
    <style:style style:name="T69" style:family="text">
      <style:text-properties officeooo:rsid="0036dcb9"/>
    </style:style>
    <style:style style:name="T70" style:family="text">
      <style:text-properties officeooo:rsid="003b5132"/>
    </style:style>
    <style:style style:name="T71" style:family="text">
      <style:text-properties officeooo:rsid="003c9e71"/>
    </style:style>
    <style:style style:name="T72" style:family="text">
      <style:text-properties officeooo:rsid="00406256"/>
    </style:style>
    <style:style style:name="T73" style:family="text">
      <style:text-properties officeooo:rsid="00411ceb"/>
    </style:style>
    <style:style style:name="T74" style:family="text">
      <style:text-properties officeooo:rsid="0041d8e2"/>
    </style:style>
    <style:style style:name="T75" style:family="text">
      <style:text-properties officeooo:rsid="004379f5"/>
    </style:style>
    <style:style style:name="T76" style:family="text">
      <style:text-properties officeooo:rsid="0049e978"/>
    </style:style>
    <style:style style:name="T77" style:family="text">
      <style:text-properties officeooo:rsid="004ba9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49">TP 0 – Systèmes et Traitements Répartis GIS 5</text:p>
            <text:p text:style-name="P49">Configurer MPI</text:p>
          </table:table-cell>
        </table:table-row>
      </table:table>
      <text:p text:style-name="Standard"/>
      <text:p text:style-name="P20">Les programmes d'aujourd'hui nécessitent de plus en plus de calculs et de mémoires. Afin d'améliorer les performances d'exécution de ces programmes, on peut paralléliser le code afin de répartir les calculs sur différent(e)s machines/processeurs.</text:p>
      <text:p text:style-name="P20"/>
      <text:p text:style-name="P20">L'objectif des séances de TP de Système et Traitements Répartis est de se familiariser avec les <text:span text:style-name="T64">fonctions</text:span> de la bibliothèque MPI afin de rédiger du code parallèle. Nous verrons dans un premier temps comment communiquer avec d'autres processus, puis quelques <text:span text:style-name="T64">fonctions</text:span> classiques utilisées en MPI, et enfin nous travaillerons sur l'élaboration d'un code permettant d'effectuer des produits ''matrice – vecteur''.</text:p>
      <text:p text:style-name="Standard"/>
      <text:p text:style-name="P10">Configurer MPI</text:p>
      <text:p text:style-name="P13"/>
      <text:p text:style-name="P14">0) Nous utilisons dans ce TP le package <text:span text:style-name="T15">openmpi</text:span><text:span text:style-name="T24">, </text:span><text:span text:style-name="T34">qui repose sur </text:span><text:span text:style-name="T22">ssh</text:span>. Pour l<text:span text:style-name="T76">es </text:span>installer chez vous, entrez en ligne de commande :</text:p>
      <text:p text:style-name="P12">sudo apt-get install libopenmpi-dev openmpi-bin openmpi-doc</text:p>
      <text:p text:style-name="P12">sudo apt-get install ssh</text:p>
      <text:p text:style-name="P11"/>
      <text:p text:style-name="Standard"><text:span text:style-name="T24">1) Générez une clé ssh sur votre compte en tapant '</text:span><text:span text:style-name="T15">ssh-keygen</text:span><text:span text:style-name="T24">' dans le terminal puis en validant sans mot de passe. Copiez </text:span><text:span text:style-name="T15">.ssh/id_rsa.pub</text:span><text:span text:style-name="T24"> dans </text:span><text:span text:style-name="T15">.ssh/authorized_keys </text:span><text:span text:style-name="T24">p</text:span><text:span text:style-name="T34">our autoriser cette clé à se connecter à toutes les machines</text:span><text:span text:style-name="T24">.</text:span></text:p>
      <text:p text:style-name="P15"/>
      <text:p text:style-name="Standard"><text:span text:style-name="T24">2) Ajoutez la ligne suivante dans le fichier </text:span><text:span text:style-name="T15">.ssh/config</text:span><text:span text:style-name="T24"> : </text:span><text:span text:style-name="T15">StrictHostKeyChecking no</text:span><text:span text:style-name="T24">. Cela évitera de devoir répondre '</text:span><text:span text:style-name="T15">yes</text:span><text:span text:style-name="T24">' à </text:span><text:span text:style-name="T15">ssh</text:span><text:span text:style-name="T24"> à chaque fois que l'on se connecte à une machine sur laquelle on ne s'était pas connecté avant (vérifiez que c'est bien le cas en se connectant à une autre machine).</text:span></text:p>
      <text:p text:style-name="P15"/>
      <text:p text:style-name="P21"><text:span text:style-name="T30">3) Forcer </text:span><text:span text:style-name="T23">openmpi</text:span><text:span text:style-name="T30"> à n'utiliser que eth0 comme interface réseau en créant le fich</text:span><text:span text:style-name="T33">i</text:span><text:span text:style-name="T30">er </text:span><text:span text:style-name="T21">.openmpi/mca-params.conf</text:span><text:span text:style-name="T30"> contenant la ligne : </text:span><text:span text:style-name="T21">btl_tcp_if_include = eth0 </text:span><text:span text:style-name="T30">.</text:span></text:p>
      <text:p text:style-name="P17"/>
      <text:p text:style-name="P15"><text:span text:style-name="T68">4</text:span>) Créer un fichier <text:span text:style-name="T15">host_file</text:span> contenant le nom des machines à utiliser :</text:p>
      <text:p text:style-name="P16"/>
      <table:table table:name="Tableau4" table:style-name="Tableau4">
        <table:table-column table:style-name="Tableau4.A"/>
        <table:table-row>
          <table:table-cell table:style-name="Tableau4.A1" office:value-type="string">
            <text:p text:style-name="P50">host_file</text:p>
          </table:table-cell>
        </table:table-row>
        <table:table-row>
          <table:table-cell table:style-name="Tableau4.A2" office:value-type="string">
            <text:p text:style-name="P9"># hosts</text:p>
            <text:p text:style-name="P9">machineA <text:span text:style-name="T67">slots=2</text:span></text:p>
            <text:p text:style-name="P9">machineB slots=2</text:p>
            <text:p text:style-name="P9">machineC slots=2</text:p>
          </table:table-cell>
        </table:table-row>
      </table:table>
      <text:p text:style-name="Standard"/>
      <text:p text:style-name="Standard">Les machines de cette salle étant des dual core, on se limitera à l'utilisation de 2 cœurs par machine avec <text:span text:style-name="T15">slots=2</text:span>.</text:p>
      <text:p text:style-name="P1">Ainsi lorsque l'on voudra utiliser des processus sur ces différentes machines, le<text:span text:style-name="T70">s deux</text:span> premier<text:span text:style-name="T70">s</text:span> ser<text:span text:style-name="T70">ont</text:span> <text:span text:style-name="T70">sur</text:span> machineA, les deux suivants sur machineB, les deux suivants sur machineC...</text:p>
      <text:p text:style-name="P22"/>
      <text:p text:style-name="P1">Vos machines s'appellent :</text:p>
      <text:list xml:id="list1173208000459494775" text:style-name="L1">
        <text:list-item>
          <text:p text:style-name="P51">gedeon01, …, gedeon14 (en C101)</text:p>
        </text:list-item>
        <text:list-item>
          <text:p text:style-name="P51">clodion01, …, clodion14 (en C102) </text:p>
        </text:list-item>
        <text:list-item>
          <text:p text:style-name="P51">phinaert01, …, phinaert14 (en C103)</text:p>
        </text:list-item>
      </text:list>
      <text:p text:style-name="P23"/>
      <text:p text:style-name="P1">Mais le réseau ne s'arrête pas au pas-de-porte !</text:p>
      <table:table table:name="Tableau6" table:style-name="Tableau6">
        <table:table-column table:style-name="Tableau6.A"/>
        <table:table-row>
          <table:table-cell table:style-name="Tableau6.A1" office:value-type="string">
            <text:p text:style-name="P49">TP 1 – Systèmes et Traitements Répartis GIS 5</text:p>
            <text:p text:style-name="P49">Utilisation basique de MPI</text:p>
          </table:table-cell>
        </table:table-row>
      </table:table>
      <text:p text:style-name="P1"/>
      <text:p text:style-name="P2">Exercice 1 : un premier code</text:p>
      <text:p text:style-name="P1"><text:span text:style-name="T2">1) </text:span>Déterminer ce que fait le code suivant, <text:span text:style-name="T70">le rôle de chaque processus</text:span>.</text:p>
      <text:p text:style-name="P3">2) Que peut-on dire à propos du temps d'exécution ?</text:p>
      <text:p text:style-name="P1"><text:span text:style-name="T9">Compilation :</text:span><text:span text:style-name="T14"> </text:span>mpicc -o code code.c</text:p>
      <text:p text:style-name="P1"><text:span text:style-name="T9">Exécution :</text:span><text:span text:style-name="T13"> <text:s text:c="4"/>mpirun -n 5 -hostfile my_hostfile ./code</text:span></text:p>
      <text:p text:style-name="P19"/>
      <text:p text:style-name="P1"><text:span text:style-name="T8">Quelques options intéressantes :</text:span><text:tab/><text:span text:style-name="T15">-H machineA,machineB</text:span> (au lieu de -hostfile my_hostfile)</text:p>
      <text:p text:style-name="P1"><text:tab/><text:tab/><text:tab/><text:tab/><text:tab/><text:span text:style-name="T15">--display-map </text:span>(affiche les processus utilisés)</text:p>
      <text:p text:style-name="P18"/>
      <text:p text:style-name="P43"># include &lt;stdio.h&gt; </text:p>
      <text:p text:style-name="P43"># include &lt;mpi.h&gt; </text:p>
      <text:p text:style-name="P45"/>
      <text:p text:style-name="P43">int main(int argc, char* argv[]){ </text:p>
      <text:p text:style-name="P43"><text:s text:c="2"/>int rang, Nprocs, val, val_recue, cible, etiquette; </text:p>
      <text:p text:style-name="P43"><text:s text:c="2"/>double debut, fin; </text:p>
      <text:p text:style-name="P43"><text:s text:c="2"/>MPI_Status status; </text:p>
      <text:p text:style-name="P45"/>
      <text:p text:style-name="P43"><text:s text:c="2"/>MPI_Init(&amp;argc, &amp;argv); </text:p>
      <text:p text:style-name="P43"><text:s text:c="2"/>debut = MPI_Wtime(); </text:p>
      <text:p text:style-name="P43"><text:s text:c="2"/>MPI_Comm_rank(MPI_COMM_WORLD, &amp;rang); </text:p>
      <text:p text:style-name="P43"><text:s text:c="2"/>MPI_Comm_size(MPI_COMM_WORLD, &amp;Nprocs); </text:p>
      <text:p text:style-name="P45"/>
      <text:p text:style-name="P43"><text:s text:c="2"/>if (rang == 0){</text:p>
      <text:p text:style-name="P43"><text:s text:c="6"/>val = 512; <text:span text:style-name="T77">etiquette = 1; cible = 3;</text:span></text:p>
      <text:p text:style-name="P43"><text:s text:c="6"/>MPI_Send(&amp;val, 1, MPI_INT, <text:span text:style-name="T77">cible</text:span>, etiquette, MPI_COMM_WORLD);</text:p>
      <text:p text:style-name="P43"><text:s text:c="6"/>printf("Processus[%d] : envoie la valeur %d.\n", rang, val);</text:p>
      <text:p text:style-name="P43"><text:s text:c="2"/>}</text:p>
      <text:p text:style-name="P43"><text:s text:c="2"/>else if (rang == 3){</text:p>
      <text:p text:style-name="P43"><text:s text:c="4"/>MPI_Recv(&amp;val_recue, <text:span text:style-name="T77">1</text:span>, MPI_INT, MPI_ANY_SOURCE, <text:span text:style-name="T77">MPI_ANY_TAG</text:span>, MPI_COMM_WORLD, &amp;status); </text:p>
      <text:p text:style-name="P43"><text:s text:c="4"/>printf("Processus[%d] : reçoit la valeur %d.\n", rang, val_recue);</text:p>
      <text:p text:style-name="P43"><text:s text:c="2"/>}</text:p>
      <text:p text:style-name="P45"/>
      <text:p text:style-name="P43"><text:s text:c="2"/>fin = MPI_Wtime(); </text:p>
      <text:p text:style-name="P43"><text:s text:c="2"/>printf("Processus[%d] : temps d'exécution = %fs \n", rang, fin-debut); </text:p>
      <text:p text:style-name="P45"/>
      <text:p text:style-name="P43"><text:s text:c="2"/>MPI_Finalize(); </text:p>
      <text:p text:style-name="P43"><text:s text:c="2"/>return 0; </text:p>
      <text:p text:style-name="P43">}</text:p>
      <text:p text:style-name="P46"/>
      <text:p text:style-name="P4">Exercice 2 : Gestion de l'environnement MPI</text:p>
      <text:p text:style-name="P3"><text:span text:style-name="T2">Écrire un code qui fait</text:span> afficher un message par chacun des processus, mais différent selon qu'il soit de rang pair ou impair.</text:p>
      <text:p text:style-name="P3"/>
      <text:p text:style-name="P4">Exercice 3 : Communication Ping-pong</text:p>
      <text:p text:style-name="P3">Envoyer un <text:span text:style-name="T59">tableau</text:span> contenant 1000 nombres <text:span text:style-name="T59">flottants</text:span> du processus 0 vers le processus 1 puis faire renvoyer ce <text:span text:style-name="T59">tableau</text:span> reçu par le processus 1 vers le processus 0. Mesurer le temps de communication à l'aide de la fonction <text:span text:style-name="T53">MPI_Wtime()</text:span>.</text:p>
      <text:p text:style-name="P3"/>
      <text:p text:style-name="P4">Exercice 4 : Communication par anneaux</text:p>
      <text:p text:style-name="P3">Écrire un code où le processus de rang <text:span text:style-name="T24">0 </text:span>contient un jeton (nombre entier) qui va être mis en circulation entre <text:span text:style-name="T61">N</text:span> processus qui se le transmettent successivement dans l'ordre de leur rangs : </text:p>
      <text:p text:style-name="P3"><text:span text:style-name="T61">0 → 1 → 2 → … → N – 1 → 0</text:span>.</text:p>
      <table:table table:name="Tableau3" table:style-name="Tableau3">
        <table:table-column table:style-name="Tableau3.A"/>
        <text:soft-page-break/>
        <table:table-row>
          <table:table-cell table:style-name="Tableau3.A1" office:value-type="string">
            <text:p text:style-name="P49">TP 2 <text:s/>– Systèmes et Traitements Répartis GIS 5</text:p>
            <text:p text:style-name="P49"><text:span text:style-name="T64">Fonctions</text:span> classiques de MPI</text:p>
          </table:table-cell>
        </table:table-row>
      </table:table>
      <text:p text:style-name="P3"/>
      <text:p text:style-name="P4">Exercice 1 : Envoyer le même message à plusieurs processus</text:p>
      <text:p text:style-name="P5"><text:span text:style-name="T55">MPI_Bcast</text:span><text:span text:style-name="T2"> est une </text:span><text:span text:style-name="T3">fonction</text:span><text:span text:style-name="T2"> One-to-all où </text:span><text:span text:style-name="T6">un</text:span><text:span text:style-name="T2"> processus </text:span><text:span text:style-name="T10">partage</text:span><text:span text:style-name="T2"> </text:span><text:span text:style-name="T7">une</text:span><text:span text:style-name="T2"> même donnée à tous les processus </text:span><text:span text:style-name="T5">(lui </text:span><text:span text:style-name="T7">y</text:span><text:span text:style-name="T5"> </text:span><text:span text:style-name="T6">compris</text:span><text:span text:style-name="T5">)</text:span><text:span text:style-name="T2">. </text:span><text:span text:style-name="T4">Par exemple,</text:span><text:span text:style-name="T2"> </text:span><text:span text:style-name="T45">MPI_Bcast(message, length, MPI_CHAR, 0, MPI_COMM_WORLD);</text:span><text:span text:style-name="T42"> signifie</text:span><text:span text:style-name="T41"> que le processus de rang 0 envoie la variable </text:span><text:span text:style-name="T48">message</text:span><text:span text:style-name="T41"> de type </text:span><text:span text:style-name="T46">MPI_CHAR</text:span><text:span text:style-name="T41"> et de taille </text:span><text:span text:style-name="T49">length</text:span><text:span text:style-name="T41"> à chaque processus inclus dans le groupe de processus </text:span><text:span text:style-name="T46">MPI_COMM_WORLD</text:span><text:span text:style-name="T41">.</text:span></text:p>
      <text:p text:style-name="P5"><text:span text:style-name="T44">Attention :</text:span><text:span text:style-name="T41"> </text:span><text:span text:style-name="T50">pour un envoi de chaîne de caractère, </text:span><text:span text:style-name="T41">il faut </text:span><text:span text:style-name="T51">compter le </text:span><text:span text:style-name="T41">caractère '</text:span><text:span text:style-name="T48">\0',</text:span><text:span text:style-name="T41"> </text:span><text:span text:style-name="T51">ignoré par la</text:span><text:span text:style-name="T41"> fonction </text:span><text:span text:style-name="T46">strlen()</text:span><text:span text:style-name="T41">.</text:span></text:p>
      <text:p text:style-name="P6"/>
      <text:p text:style-name="P7"><text:span text:style-name="T70">Écrire un code utilisant </text:span><text:span text:style-name="T58">MPI_Bcast</text:span> où un processus envoie <text:span text:style-name="T70">aux</text:span> autres la date d'aujourd'hui, <text:span text:style-name="T69">allouée dynamiquement. </text:span>Les processus <text:span text:style-name="T70">la </text:span>recevant doivent afficher un message indiquant leur rang et la date reçue. <text:span text:style-name="T71">On remarque que la taille de la date n'est pas connue (à moins que ?...).</text:span></text:p>
      <text:p text:style-name="P6"/>
      <text:p text:style-name="P6"/>
      <text:p text:style-name="P8">Exercice 2 : Distribuer des messages différents à plusieurs processus</text:p>
      <text:p text:style-name="P5"><text:span text:style-name="T55">MPI_Scatter</text:span><text:span text:style-name="T36"> </text:span><text:span text:style-name="T2">est une </text:span><text:span text:style-name="T3">fonction</text:span><text:span text:style-name="T2"> One-to-all où </text:span><text:span text:style-name="T6">un</text:span><text:span text:style-name="T2"> processus </text:span><text:span text:style-name="T10">diffuse</text:span><text:span text:style-name="T2"> un</text:span><text:span text:style-name="T6">e</text:span><text:span text:style-name="T2"> </text:span><text:span text:style-name="T6">donnée </text:span><text:span text:style-name="T2">sur tous les processus </text:span><text:span text:style-name="T6">(lui </text:span><text:span text:style-name="T7">y</text:span><text:span text:style-name="T6"> compris)</text:span><text:span text:style-name="T2">.</text:span><text:span text:style-name="T43"> </text:span><text:span text:style-name="T46">MPI_Scatter(T, 10, MPI_INT, local_T, </text:span><text:span text:style-name="T47">10,</text:span><text:span text:style-name="T46"> MPI_INT</text:span><text:span text:style-name="T45">, proc, MPI</text:span><text:span text:style-name="T46">_COMM_WORLD);</text:span><text:span text:style-name="T41"> signifie que le processus </text:span><text:span text:style-name="T48">proc</text:span><text:span text:style-name="T41"> répartit des morceaux du tableau </text:span><text:span text:style-name="T48">T</text:span><text:span text:style-name="T41"> par paquets de 10 éléments sur les tableaux </text:span><text:span text:style-name="T48">local_T</text:span><text:span text:style-name="T41"> de chaque processus inclus dans la groupe de processus.</text:span></text:p>
      <text:p text:style-name="P24"/>
      <text:p text:style-name="P24">Écrire un code où un processus crée un tableau aléatoire de taille 1000 et envoie aux autres processus une partie différente de ce tableau avec <text:span text:style-name="T52">MPI_Scatter</text:span><text:span text:style-name="T15">. </text:span>Chacun des processus affichera le morceau de tableau reçu.</text:p>
      <text:p text:style-name="P24"/>
      <text:p text:style-name="P28">Exercice 3 : Rassembler les messages de plusieurs processus</text:p>
      <text:p text:style-name="P33"><text:span text:style-name="T53">MPI_Gather</text:span> est une <text:span text:style-name="T65">fonction</text:span> All-to-one où <text:span text:style-name="T72">un processus </text:span><text:span text:style-name="T11">rassemble</text:span><text:span text:style-name="T72"> les données des autres (lui y compris)</text:span>. <text:span text:style-name="T53">MPI_Gather(partial_T, N, MPI_INT, T, N, MPI_INT, </text:span><text:span text:style-name="T55">proc</text:span><text:span text:style-name="T53">, MPI_COMM_WORLD);</text:span><text:span text:style-name="T24"> </text:span>signifie que <text:span text:style-name="T61">proc</text:span> va <text:span text:style-name="T74">joindre </text:span>chaque tableau <text:span text:style-name="T61">partial_T</text:span> <text:span text:style-name="T73">de </text:span><text:s/><text:span text:style-name="T61">N</text:span> éléments <text:span text:style-name="T74">qu'il reçoit pour en former plus grand :</text:span> <text:span text:style-name="T61">T</text:span>.</text:p>
      <text:p text:style-name="P30"/>
      <text:p text:style-name="P30"><text:span text:style-name="T24">On reprend le code de l'exercice 2. On veut ensuite que chaque processus calcule la somme des éléments de </text:span><text:span text:style-name="T55">local_T</text:span> <text:span text:style-name="T24">et envoie ensuite son résultat au processus de rang 0 dans un nouveau tableau </text:span><text:span text:style-name="T61">U</text:span><text:span text:style-name="T24">. On calculera ensuite la somme des éléments de </text:span><text:span text:style-name="T55">U</text:span><text:span text:style-name="T60">.</text:span></text:p>
      <text:p text:style-name="P24"/>
      <text:p text:style-name="P28">Exercice 4 : Réduction et opérations directes</text:p>
      <text:p text:style-name="P30"><text:span text:style-name="T53">MPI_Reduce</text:span> est une <text:span text:style-name="T64">fonction </text:span>All-to-one où <text:span text:style-name="T75">un</text:span> processus <text:span text:style-name="T12">fait une opération</text:span><text:span text:style-name="T75"> sur les données qu'il reçoit</text:span> des autres. Quelques exemples d'opérations possibles avec <text:span text:style-name="T53">MPI_Reduce</text:span> : <text:span text:style-name="T53">MPI_SUM</text:span> (somme les éléments), <text:span text:style-name="T53">MPI_PROD</text:span> (multiplie les éléments), <text:span text:style-name="T53">MPI_MAX</text:span> (cherche le maximum des éléments), <text:span text:style-name="T53">MPI_MIN</text:span><text:span text:style-name="T52"> </text:span>(cherche le minimum des éléments).</text:p>
      <text:p text:style-name="P30"><text:span text:style-name="T53">MPI_Reduce(</text:span><text:span text:style-name="T54">&amp;terme</text:span><text:span text:style-name="T53">, </text:span><text:span text:style-name="T54">&amp;</text:span><text:span text:style-name="T53">resultat, 1, MPI_INT, MPI_PROD, </text:span><text:span text:style-name="T55">proc</text:span><text:span text:style-name="T53">, MPI_COMM_WORLD);</text:span><text:span text:style-name="T24"> </text:span>signifie que <text:span text:style-name="T55">proc</text:span> va effectuer le produit de tous les <text:span text:style-name="T56">term</text:span><text:span text:style-name="T55">e</text:span> reçus et les stockera dans <text:span text:style-name="T55">resultat</text:span>.</text:p>
      <text:p text:style-name="P24"/>
      <text:p text:style-name="P24">Faire l'exercice 3 en utilisant <text:span text:style-name="T52">MPI_Reduce</text:span>.</text:p>
      <table:table table:name="Tableau2" table:style-name="Tableau2">
        <table:table-column table:style-name="Tableau2.A"/>
        <text:soft-page-break/>
        <table:table-row>
          <table:table-cell table:style-name="Tableau2.A1" office:value-type="string">
            <text:p text:style-name="P49">TP 3 – Systèmes et Traitements Répartis GIS 5</text:p>
            <text:p text:style-name="P49">Opérations entre matrices et vecteurs</text:p>
          </table:table-cell>
        </table:table-row>
      </table:table>
      <text:p text:style-name="P24"/>
      <text:p text:style-name="P25"><text:span text:style-name="T16">Il existe d'autre</text:span><text:span text:style-name="T17">s</text:span><text:span text:style-name="T16"> </text:span><text:span text:style-name="T18">fonctions</text:span><text:span text:style-name="T16">, plus élaboré</text:span><text:span text:style-name="T18">e</text:span><text:span text:style-name="T16">s, qui peuvent s'avérer utiles :</text:span><text:span text:style-name="T63"> </text:span><text:span text:style-name="T57">MPI_Allgather</text:span><text:span text:style-name="T63">, </text:span><text:span text:style-name="T57">MPI_Allreduce</text:span><text:span text:style-name="T63">, </text:span><text:span text:style-name="T57">MPI_ReduceScatter</text:span><text:span text:style-name="T63">, </text:span><text:span text:style-name="T57">MPI_Alltoall</text:span><text:span text:style-name="T63">. </text:span><text:span text:style-name="T20">N'hésitez pas à les découvrir dans la documentation MPI. </text:span><text:span text:style-name="T16">Vous pouvez utiliser certain</text:span><text:span text:style-name="T18">e</text:span><text:span text:style-name="T16">s </text:span><text:span text:style-name="T19">d’entre</text:span><text:span text:style-name="T16"> e</text:span><text:span text:style-name="T18">lles </text:span><text:span text:style-name="T16">dans ce TP.</text:span></text:p>
      <text:p text:style-name="P48"/>
      <text:p text:style-name="P36">Vous pouvez récupérer un code source sur la page web de Charles Bouillaguet, vous permettant de vous concentrer plus sur l'essentiel de l'exercice que sur de la programmation rudimentaire en C.</text:p>
      <text:p text:style-name="P31"/>
      <text:p text:style-name="P30"><text:span text:style-name="T37">Exercice 1 : Produit matrice – vecteur <text:s/></text:span><text:span text:style-name="T1">(A*x)</text:span></text:p>
      <text:p text:style-name="P30"><text:span text:style-name="T24">Le but de cet exercice est d'écrire un code le plus optimal possible effectuant un produit matrice – vecteur (</text:span>A*x<text:span text:style-name="T24">) de trois façons différentes. Les coefficients de la matrice </text:span>A <text:span text:style-name="T24">et du vecteur </text:span>x<text:span text:style-name="T24"> seront des doubles construits aléatoirement </text:span><text:span text:style-name="T31">sur les processus qui en auront besoin </text:span><text:span text:style-name="T32">(créer des fonctions à cet effet)</text:span><text:span text:style-name="T24">.</text:span></text:p>
      <text:p text:style-name="P47"/>
      <text:p text:style-name="P30"><text:span text:style-name="T35">1ère méthode :</text:span><text:span text:style-name="T24"> <text:s text:c="2"/>Distribuer </text:span>A<text:span text:style-name="T24"> par blocs de lignes sur les différents processus.</text:span></text:p>
      <text:p text:style-name="P30"><text:span text:style-name="T35">2ème méthode :</text:span><text:span text:style-name="T24"> Distribuer </text:span>A<text:span text:style-name="T24"> par blocs de colonnes sur les différents processus.</text:span></text:p>
      <text:p text:style-name="P47"/>
      <text:p text:style-name="P24">Comparer ces méthodes, <text:span text:style-name="T63">en terme de communication et de temps d'exécution</text:span>.</text:p>
      <text:p text:style-name="P24"/>
      <text:p text:style-name="P38"><text:span text:style-name="T24">Exercice </text:span><text:span text:style-name="T32">2</text:span><text:span text:style-name="T24"> : <text:s/></text:span>A*(A*x+x) + x</text:p>
      <text:p text:style-name="P35"><text:span text:style-name="T24">Écrire </text:span><text:span text:style-name="T31">un code effectuant l'opération</text:span><text:span text:style-name="T24"> </text:span>A*(A*x+x) + x<text:span text:style-name="T24"> pour une matrice </text:span>A <text:span text:style-name="T24">et un vecteur </text:span>x<text:span text:style-name="T24"> étant des doubles construits aléatoirement </text:span><text:span text:style-name="T32">à l'aide des deux méthodes de l'exercice 1.</text:span></text:p>
      <text:p text:style-name="P27"/>
      <text:p text:style-name="P37"><text:span text:style-name="T24">Exercice </text:span><text:span text:style-name="T32">3</text:span><text:span text:style-name="T24"> : Calcul du vecteur propre dominant <text:s/>d'une matrice stochastique </text:span>(A*...*A*A*x)</text:p>
      <text:p text:style-name="P32"><text:span text:style-name="T24">Dans cette exercice, </text:span>A<text:span text:style-name="T24"> est une matrice stochastique, c'est-à-dire une matrice telle que la somme des coefficients de chaque ligne vaut 1 et chaque coefficient est positif ou nul. Les coefficients de la matrice </text:span><text:span text:style-name="T27">stochastique</text:span><text:span text:style-name="T24"> </text:span>A <text:span text:style-name="T24">et du vecteur </text:span>x <text:span text:style-name="T27">unitaire (de norme 1) </text:span><text:span text:style-name="T24">seront des doubles construits aléatoirement </text:span><text:span text:style-name="T27">par chaque processus </text:span><text:span text:style-name="T32">(reprendre les fonctions de l'exercice 1)</text:span><text:span text:style-name="T24">. </text:span></text:p>
      <text:p text:style-name="P30"><text:span text:style-name="T24">Le but de cet exercice est de calculer le vecteur propre dominant de </text:span>A<text:span text:style-name="T24"> qui s'obtient à l'aide de l'algorithme suivant :</text:span></text:p>
      <text:p text:style-name="P47"/>
      <text:p text:style-name="P42">tant que ||y – x|| &gt; epsilon</text:p>
      <text:p text:style-name="P42"><text:tab/>x = y</text:p>
      <text:p text:style-name="P42"><text:tab/>y = A*x </text:p>
      <text:p text:style-name="P42"><text:tab/>y = y / ||y||</text:p>
      <text:p text:style-name="P42">return y</text:p>
      <text:p text:style-name="P44"/>
      <text:p text:style-name="P30"><text:span text:style-name="T24">1) Créer</text:span><text:span text:style-name="T32"> </text:span><text:span text:style-name="T24">une fonction retourn</text:span><text:span text:style-name="T32">ant</text:span><text:span text:style-name="T24"> la norme d'un vecteur.</text:span></text:p>
      <text:p text:style-name="P30"><text:span text:style-name="T32">2</text:span><text:span text:style-name="T24">) </text:span><text:span text:style-name="T28">Écrire</text:span><text:span text:style-name="T24"> deux versions </text:span><text:span text:style-name="T26">du code, </text:span><text:span text:style-name="T24">inspirées chacune d'une méthode de l'exercice 1, </text:span><text:span text:style-name="T29">les plus optimales possible, calculant </text:span><text:span text:style-name="T24">le vecteur propre dominant de </text:span>A<text:span text:style-name="T25">.</text:span></text:p>
      <text:p text:style-name="P26"/>
      <text:p text:style-name="P34"><text:span text:style-name="T38">Exercice 4 : </text:span><text:span text:style-name="T39">3ème méthode – </text:span><text:span text:style-name="T38">distribuer A par </text:span><text:span text:style-name="T40">blocs sur les différents processus </text:span><text:span text:style-name="T38">(facultatif)</text:span></text:p>
      <text:p text:style-name="P29">Refaire les exercices 1 à 3 avec cette méthode. Cet exercice est difficile et facultatif.</text:p>
      <text:p text:style-name="P40"/>
      <text:p text:style-name="P40">Voici des pistes de réflexions :</text:p>
      <text:p text:style-name="P39"><text:span text:style-name="T64">1) Pour bien gérer les communications, on peut créer de nouveaux communicateurs qui communiqueront entre eux et pas avec les autres (des familles de processus). On pourra s'intéresser aux fonctions suivantes : </text:span><text:span text:style-name="T62">MPI_Cart_Create</text:span><text:span text:style-name="T66">, </text:span><text:span text:style-name="T62">MPI_Cart_coords</text:span><text:span text:style-name="T66">, </text:span><text:span text:style-name="T62">MPI_Comm_split</text:span><text:span text:style-name="T66">.</text:span></text:p>
      <text:p text:style-name="P41">2) On peut aussi considérer une matrice à 3 dimensions : les 2 premières dimensions sont les coordonnées des processus, la 3ème la sous-matrice de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M Mono 10" svg:font-family="'LM Mono 10'" style:font-pitch="fixed"/>
    <style:font-face style:name="LMMono10" svg:font-family="LMMono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Temperville</meta:initial-creator>
    <meta:creation-date>2013-10-02T15:17:50</meta:creation-date>
    <dc:date>2015-08-24T16:24:51.705041975</dc:date>
    <meta:editing-duration>PT12H15M39S</meta:editing-duration>
    <meta:editing-cycles>104</meta:editing-cycles>
    <meta:generator>LibreOffice/4.2.8.2$Linux_X86_64 LibreOffice_project/420m0$Build-2</meta:generator>
    <meta:printed-by>Alexandre Temperville</meta:printed-by>
    <meta:print-date>2013-10-03T17:59:29</meta:print-date>
    <meta:document-statistic meta:table-count="5" meta:image-count="0" meta:object-count="0" meta:page-count="4" meta:paragraph-count="106" meta:word-count="1512" meta:character-count="9666" meta:non-whitespace-character-count="8160"/>
  </office:meta>
</office:document-meta>
</file>